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automatic-styles>
    <style:style style:name="P1" style:family="paragraph" style:parent-style-name="Standard">
      <style:paragraph-properties fo:line-height="200%" fo:text-align="center" style:justify-single-word="false" fo:text-indent="0.5in" style:auto-text-indent="true"/>
      <style:text-properties officeooo:rsid="000b52aa" officeooo:paragraph-rsid="000b52aa"/>
    </style:style>
    <style:style style:name="P2" style:family="paragraph" style:parent-style-name="Standard">
      <style:paragraph-properties fo:line-height="200%" fo:text-align="center" style:justify-single-word="false" fo:text-indent="0.5in" style:auto-text-indent="true"/>
      <style:text-properties fo:font-weight="bold" officeooo:rsid="000b52aa" officeooo:paragraph-rsid="000b52aa" style:font-weight-asian="bold" style:font-weight-complex="bold"/>
    </style:style>
    <style:style style:name="T1" style:family="text">
      <style:text-properties fo:font-style="italic" style:font-style-asian="italic" style:font-style-complex="itali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hristmas Season Finale – Various Scriptures</text:p>
      <text:p text:style-name="P2">Read Micah 5:2-5a.</text:p>
      <text:p text:style-name="P1"><text:s/>A. But you, O Bethlehem Ephrathah, are only a small village among all the people of Judah. Yet a ruler of Israel, whose origins are in the distant past, will come from you on my behalf. The people of Israel will be abandoned to their enemies until the woman in labor gives birth. Then at last his fellow countrymen will return from exile to their own land. And he will stand to lead his flock with the Lord’s strength, in the majesty of the name of the Lord his God. Then his people will live there undisturbed, for he will be highly honored around the world. And he will be the source of peace.</text:p>
      <text:p text:style-name="P2">Creation – Gen 1:1-5, 26-31</text:p>
      <text:p text:style-name="P1">A. The world was created perfect, The bible says it was Very Good, meaning perfect, no sin no death nothing but pure perfect life.</text:p>
      <text:p text:style-name="P1">B. God choose to create man, and then women from man. He also made them perfect to live in a perfect place. – This was not to last as we will see.</text:p>
      <text:p text:style-name="P2">The Fall – Gen 3:1-15, 21</text:p>
      <text:p text:style-name="P1">A. Eve was deceived by the serpent, and then convinced her husband to eat of the forbidden fruit from the forbidden tree.</text:p>
      <text:p text:style-name="P1">B. The serpent promised that they would be like God, and know good and evil</text:p>
      <text:p text:style-name="P1"><text:s text:c="4"/>C. Adam and Eve were deceived and disobeyed their eyes were “opened” and they hid from God.</text:p>
      <text:p text:style-name="P1"><text:s/>In the garden, through disobedience, sin and death entered the world. Yet God immediately promised a Savior: the offspring of the woman who would crush the serpent's head. And the Lord clothed Adam and Eve with skins. - Hebrews 9:22 <text:span text:style-name="T1">“And almost all things are by the law purged with blood; and without shedding of blood is no remission.”</text:span></text:p>
      <text:p text:style-name="P1"/>
      <text:p text:style-name="P1"/>
      <text:p text:style-name="P2"><text:soft-page-break/>Noah – Destruction – Gen. 6:5-8</text:p>
      <text:p text:style-name="P1">A. Everything was destroyed, there was nothing left after the flood, except Noah and His family. 8 in all, all saved from the Wrath of God upon a wooden ship.</text:p>
      <text:p text:style-name="P2">The Sacrifice – Gen. 22:8-14</text:p>
      <text:p text:style-name="P1"><text:s text:c="3"/>In the 22nd chapter of the Book of Genesis, God commands Abraham to take his son, his only son, to the mountain, and there to sacrifice the boy on an altar. Early the next morning, Abraham rises, gathers his son Isaac, and sets off. On the third day of their journey, they arrive, and as they are walking up the mountain together, Isaac notices the wood, and the fire to burn it, asks about the Lamb who will be sacrificed. And beginning in Genesis 22:8 we read:</text:p>
      <text:p text:style-name="P1">A. Abraham was willing to sacrifice His only son. (although He had an illegitimate son with Hagar). Isaac was the only promised son, the son of a prophecy of God.</text:p>
      <text:p text:style-name="P1"><text:s text:c="2"/>B. God stopped Abraham and gave him a ram instead. This situation was about more than sacrifice it was obedience that lead to a sacrifice. I Samuel 15:22 “Samuel said, “Does the Lord have as much delight in burnt offerings and sacrifices As in obeying the voice of the Lord? Behold, to obey is better than a sacrifice, And to pay attention is better than the fat of rams.”</text:p>
      <text:p text:style-name="P2">The Promised Child – Isaiah 9:2-7</text:p>
      <text:p text:style-name="P1"><text:s text:c="3"/>All throughout Israel’s history, the people looked for one who would deliver them from the darkness in which they increasingly found themselves. And the prophets called them, again and again, to return to the LORD, and promised a way of salvation. We read in Isaiah 9:2–7</text:p>
      <text:p text:style-name="P1">A. We clearly see another foreshadowing of Christ like the one we saw with Abraham and Isaac. We see that prophecy that will one day be fulfilled.</text:p>
      <text:p text:style-name="P1"><text:s/>B. This is where the disciples and the Jews at the time looked to to find what Messiah would do. He would rule the earth from everlasting to everlasting.</text:p>
      <text:p text:style-name="P1">C. This is why they were shocked when Jesus said He had to sacrifice Himself.</text:p>
      <text:p text:style-name="P1"/>
      <text:p text:style-name="P2"><text:soft-page-break/>Jesus is Born!!!! – Matthew 1:18-25</text:p>
      <text:p text:style-name="P1">A. Most if not all of us in this room know this passage of scripture, we have heard it for years. We have the blessing of being able to look back to the Old Testament and see the full fulfillment of Prophesy.</text:p>
      <text:p text:style-name="P1">B. As we saw last week Emmanuel means God with us, and Jesus means God Saves. Both of these names describe the Messiah, our Messiah, our Savior and our Redeemer. Jesus Christ.</text:p>
      <text:p text:style-name="P2">Homily – Ending</text:p>
      <text:p text:style-name="P1">In the beginning, God created the heavens and the earth—and it was very good. But through the serpent's deception and our desire to be like God, our first parents disobeyed. Sin and death entered the world. Yet right there in the garden, God promised a Savior: the Seed of the woman who would crush the serpent's head. From that moment, the Great Story points forward to this coming Deliverer.</text:p>
      <text:p text:style-name="P1"/>
      <text:p text:style-name="P1">In Noah, God spared eight people from the flood on a wooden altar, and in this we see a picture of the One who would lift us above God's wrath. In Abraham and Isaac, we see the foreshadowing of the obedient Son who would offer Himself. In Isaiah, we find the promise of the Child who is born and Son who is given: Wonderful Counselor, Mighty God, Everlasting Father, Prince of Peace— The coming Messiah, who will reign on David's throne forever.</text:p>
      <text:p text:style-name="P1"/>
      <text:p text:style-name="P1">And this weekend we celebrated the birth of the <text:s/>Promised One entering the world—not in grandeur, not in riches and splendor, not with the sound of trumpets, but humbly: a virgin's Child, born in a stable, announced by angels to shepherds, sung to sleep by the lowing of the cattle.</text:p>
      <text:p text:style-name="P1"/>
      <text:p text:style-name="P1"><text:s/>He is named Jesus, which means "The LORD saves.” He will save His people from their sins. He is Emmanuel, God with us. The perfect Lamb, the Seed of the woman, the willing Sacrifice whose life redeems our brokenness and opens for us the path to be reconciled to God.</text:p>
      <text:p text:style-name="P1"><text:soft-page-break/></text:p>
      <text:p text:style-name="P1">My Friends , this Child is the greatest human being ever born—the Son of David who will return in glory; every knee will bow before Him, and every tongue will confess that Jesus Christ is Lord. This is Christmas, and the Declaration of Christmas is this: God so loved the world that He gave His only Son, that whoever believes in Him should not perish but have eternal life! Life has come. Death is ended. Sin is defeated, Humanity is redeemed, and the forces of hell itself cannot stand against this newborn child. He is Jesus, the Christ: He is the Light shining in darkness. Repent, believe the Gospel, and let Him shine in you.</text:p>
      <text:p text:style-name="P1"/>
      <text:p text:style-name="P1">Praye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Droid Sans Fallback" svg:font-family="'Droid Sans Fallback'"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wiss"/>
    <style:font-face style:name="Noto Sans1" svg:font-family="'Noto 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Droid Sans Fallback" style:font-size-asian="10.5pt" style:language-asian="zh" style:country-asian="CN" style:font-name-complex="Noto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1" style:font-family-complex="'Noto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style:font-family-complex="'Noto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style:font-family-complex="'Noto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style:font-family-complex="'Noto Sans'"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6-01-01T18:57:59.419074827</meta:creation-date>
    <dc:title>default</dc:title>
    <meta:editing-duration>PT5M20S</meta:editing-duration>
    <meta:editing-cycles>2</meta:editing-cycles>
    <meta:generator>LibreOffice/25.8.3.1$Linux_X86_64 LibreOffice_project/580$Build-1</meta:generator>
    <meta:initial-creator>Christopher Lorenzo</meta:initial-creator>
    <dc:date>2026-01-01T19:03:19.169073997</dc:date>
    <dc:creator>Christopher Lorenzo</dc:creator>
    <meta:document-statistic meta:table-count="0" meta:image-count="0" meta:object-count="0" meta:page-count="4" meta:paragraph-count="32" meta:word-count="1097" meta:character-count="5974" meta:non-whitespace-character-count="4886"/>
    <meta:template xlink:type="simple" xlink:actuate="onRequest" xlink:title="default" xlink:href="../../../../Templates/default.ott" meta:date="2026-01-01T18:57:59.147796085"/>
  </office:meta>
</office:document-meta>
</file>